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4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</style:style>
    <style:style style:name="P5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6" style:family="paragraph" style:parent-style-name="Preformatted_20_Text">
      <style:paragraph-properties fo:margin-left="0cm" fo:margin-right="0cm" fo:text-indent="0cm" style:auto-text-indent="false"/>
      <style:text-properties loext:padding="0cm" loext:border="none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loext:padding="0cm" loext:border="none"/>
    </style:style>
    <style:style style:name="P8" style:family="paragraph" style:parent-style-name="Preformatted_20_Text">
      <style:paragraph-properties fo:margin-left="0cm" fo:margin-right="0cm" fo:text-indent="0cm" style:auto-text-indent="false"/>
      <style:text-properties officeooo:paragraph-rsid="0006fe8e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Text_20_body">
      <style:paragraph-properties fo:margin-left="0cm" fo:margin-right="0cm" fo:margin-top="0.265cm" fo:margin-bottom="0.265cm" style:contextual-spacing="false" fo:text-indent="0cm" style:auto-text-indent="false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paragraph-rsid="0006fe8e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6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T1" style:family="text">
      <style:text-properties fo:color="#008000" loext:opacity="100%"/>
    </style:style>
    <style:style style:name="T2" style:family="text">
      <style:text-properties fo:color="#0000cd" loext:opacity="100%"/>
    </style:style>
    <style:style style:name="T3" style:family="text">
      <style:text-properties fo:color="#ff0000" loext:opacity="100%"/>
    </style:style>
    <style:style style:name="T4" style:family="text">
      <style:text-properties fo:color="#a52a2a" loext:opacity="100%"/>
    </style:style>
    <style:style style:name="T5" style:family="text">
      <style:text-properties loext:padding="0cm" loext:border="none"/>
    </style:style>
    <style:style style:name="T6" style:family="text">
      <style:text-properties fo:background-color="transparent" loext:char-shading-value="0"/>
    </style:style>
    <style:style style:name="T7" style:family="text">
      <style:text-properties fo:background-color="transparent" loext:char-shading-value="0" loext:padding="0cm" loext:border="none"/>
    </style:style>
    <style:style style:name="T8" style:family="text">
      <style:text-properties officeooo:rsid="0006fe8e"/>
    </style:style>
    <style:style style:name="T9" style:family="text">
      <style:text-properties officeooo:rsid="0006fe8e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gr1" style:family="graphic">
      <style:graphic-properties fo:border="solid" loext:decorative="false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xlink:href="https://www.w3schools.com/js/exercise_js.asp?filename=exercise_js_datatypes1" xlink:type="simple">
          <form:properties>
            <form:property form:property-name="PropertyChangeNotificationEnabled" office:value-type="boolean" office:boolean-value="true"/>
          </form:properties>
          <form:text form:name="ex1" form:control-implementation="ooo:com.sun.star.form.component.TextField" xml:id="control1" form:id="control1" form:max-length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x2" form:control-implementation="ooo:com.sun.star.form.component.TextField" xml:id="control2" form:id="control2" form:max-length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x3" form:control-implementation="ooo:com.sun.star.form.component.TextField" xml:id="control3" form:id="control3" form:max-length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ipos de datos <text:span text:style-name="T8">en </text:span>JavaScript</text:h>
      <text:h text:style-name="P4" text:outline-level="3"><text:span text:style-name="T5">JavaScript tiene 8 tipos de datos</text:span></text:h>
      <text:p text:style-name="P12">1. String<text:line-break/>2. Number<text:line-break/>3. Bigint<text:line-break/>4. Boolean<text:line-break/>5. Undefined<text:line-break/>6. Null<text:line-break/>7. Symbol<text:line-break/>8. Object </text:p>
      <text:h text:style-name="P5" text:outline-level="3">El tipo de datos del objeto</text:h>
      <text:p text:style-name="P12">El tipo de datos del objeto puede contener:</text:p>
      <text:p text:style-name="P12">1. Un objeto<text:line-break/>2. U<text:span text:style-name="T8">n array</text:span><text:line-break/>3. Una fecha</text:p>
      <text:h text:style-name="P5" text:outline-level="3">Ejemplos</text:h>
      <text:p text:style-name="P15"><text:span text:style-name="T1">// Numbers:<text:line-break/></text:span><text:span text:style-name="T2">let</text:span> length = <text:span text:style-name="T3">16</text:span>;<text:line-break/><text:span text:style-name="T2">let</text:span> weight = <text:span text:style-name="T3">7.5</text:span>;<text:line-break/><text:line-break/><text:span text:style-name="T1">// Strings:<text:line-break/></text:span><text:span text:style-name="T2">let</text:span> color = <text:span text:style-name="T4">"Yellow"</text:span>;<text:line-break/><text:span text:style-name="T2">let</text:span> lastName = <text:span text:style-name="T4">"Johnson"</text:span>;<text:line-break/><text:line-break/><text:span text:style-name="T1">// Booleans<text:line-break/></text:span><text:span text:style-name="T2">let</text:span> x = <text:span text:style-name="T2">true</text:span>;<text:line-break/><text:span text:style-name="T2">let</text:span> y = <text:span text:style-name="T2">false</text:span>;<text:line-break/><text:line-break/><text:span text:style-name="T1">// Object:<text:line-break/></text:span><text:span text:style-name="T2">const</text:span> person = {firstName:<text:span text:style-name="T4">"John"</text:span>, lastName:<text:span text:style-name="T4">"Doe"</text:span>};<text:line-break/><text:line-break/><text:span text:style-name="T1">// Array object:<text:line-break/></text:span><text:span text:style-name="T2">const</text:span> cars = [<text:span text:style-name="T4">"Saab"</text:span>, <text:span text:style-name="T4">"Volvo"</text:span>, <text:span text:style-name="T4">"BMW"</text:span>];<text:line-break/><text:line-break/><text:span text:style-name="T1">// Date object:<text:line-break/></text:span><text:span text:style-name="T2">const</text:span> date = <text:span text:style-name="T2">new</text:span> Date(<text:span text:style-name="T4">"2022-03-25"</text:span>);</text:p>
      <text:h text:style-name="P3" text:outline-level="2">Nota</text:h>
      <text:p text:style-name="P12">Una variable de JavaScript puede contener cualquier tipo de datos.</text:p>
      <text:h text:style-name="P2" text:outline-level="2"><text:soft-page-break/>El concepto de tipos de datos</text:h>
      <text:p text:style-name="P10">Para poder operar con variables, es importante saber algo sobre el tipo.</text:p>
      <text:p text:style-name="P10">Sin tipos de datos, un <text:span text:style-name="T8">ordenador</text:span> no puede resolver esto de manera segura:</text:p>
      <text:p text:style-name="P15"><text:span text:style-name="T2">let</text:span> x = <text:span text:style-name="T3">16</text:span> + <text:span text:style-name="T4">"Volvo"</text:span>;</text:p>
      <text:p text:style-name="P10">¿Tiene algún sentido añadir "Volvo" a los dieciséis? ¿Producirá un error o producirá un resultado?</text:p>
      <text:p text:style-name="P10">JavaScript tratará el ejemplo anterior como:</text:p>
      <text:p text:style-name="P15"><text:span text:style-name="T2">let</text:span> x = <text:span text:style-name="T4">"16"</text:span> + <text:span text:style-name="T4">"Volvo"</text:span>;</text:p>
      <text:h text:style-name="P3" text:outline-level="2">Nota</text:h>
      <text:p text:style-name="P12">Al agregar un número y una cadena, JavaScript tratará el número como una cadena.</text:p>
      <text:h text:style-name="P5" text:outline-level="3">Ejemplo</text:h>
      <text:p text:style-name="P14"><text:span text:style-name="T2">let</text:span> x = <text:span text:style-name="T3">16</text:span> + <text:span text:style-name="T4">"Volvo"</text:span>;</text:p>
      <text:p text:style-name="P10"><text:span text:style-name="T5"><text:s/></text:span></text:p>
      <text:h text:style-name="P5" text:outline-level="3">Ejemplo</text:h>
      <text:p text:style-name="P14"><text:span text:style-name="T2">let</text:span> x = <text:span text:style-name="T4">"Volvo"</text:span> + <text:span text:style-name="T3">16</text:span>;</text:p>
      <text:p text:style-name="P10"><text:span text:style-name="T5"><text:s/></text:span></text:p>
      <text:p text:style-name="P10">JavaScript evalúa expresiones de izquierda a derecha. Diferentes secuencias pueden producir diferentes resultados:</text:p>
      <text:h text:style-name="P5" text:outline-level="3">JavaScript:</text:h>
      <text:p text:style-name="P15"><text:span text:style-name="T2">let</text:span> x = <text:span text:style-name="T3">16</text:span> + <text:span text:style-name="T3">4</text:span> + <text:span text:style-name="T4">"Volvo"</text:span>;</text:p>
      <text:p text:style-name="P12">Resultado:</text:p>
      <text:p text:style-name="P9"><text:span text:style-name="Source_20_Text"><text:span text:style-name="T5">20Volvo</text:span></text:span></text:p>
      <text:p text:style-name="P10"><text:span text:style-name="T5"><text:s/></text:span></text:p>
      <text:h text:style-name="P5" text:outline-level="3">JavaScript:</text:h>
      <text:p text:style-name="P15"><text:span text:style-name="T2">let</text:span> x = <text:span text:style-name="T4">"Volvo"</text:span> + <text:span text:style-name="T3">16</text:span> + <text:span text:style-name="T3">4</text:span>;</text:p>
      <text:p text:style-name="P12">Resultado:</text:p>
      <text:p text:style-name="P9"><text:span text:style-name="Source_20_Text"><text:span text:style-name="T5">Volvo164</text:span></text:span></text:p>
      <text:p text:style-name="P10"><text:span text:style-name="T5"><text:s/></text:span></text:p>
      <text:p text:style-name="P10">En el primer ejemplo, JavaScript trata 16 y 4 como números, hasta llegar a "Volvo".</text:p>
      <text:p text:style-name="P10">En el segundo ejemplo, dado que el primer operando es una cadena, todos los operandos se tratan como cadenas.</text:p>
      <text:p text:style-name="Horizontal_20_Line"/>
      <text:section text:style-name="Sect1" text:name="midcontentadcontainer">
        <text:p text:style-name="P10"><text:soft-page-break/></text:p>
      </text:section>
      <text:p text:style-name="Horizontal_20_Line"/>
      <text:h text:style-name="P2" text:outline-level="2">Los tipos de JavaScript son dinámicos</text:h>
      <text:p text:style-name="P10">JavaScript tiene tipos dinámicos. Esto significa que se puede utilizar la misma variable para contener diferentes tipos de datos:</text:p>
      <text:h text:style-name="P5" text:outline-level="3">Ejemplo</text:h>
      <text:p text:style-name="P14"><text:span text:style-name="T2">let</text:span> x;       <text:span text:style-name="T1">// Now x is undefined<text:line-break/></text:span>x = <text:span text:style-name="T3">5</text:span>;       <text:span text:style-name="T1">// Now x is a Number<text:line-break/></text:span>x = <text:span text:style-name="T4">"John"</text:span>;  <text:span text:style-name="T1">// Now x is a String</text:span></text:p>
      <text:p text:style-name="P9"><text:span text:style-name="T5"><text:s/></text:span></text:p>
      <text:p text:style-name="Horizontal_20_Line"/>
      <text:h text:style-name="P2" text:outline-level="2">Cadenas de JavaScript</text:h>
      <text:p text:style-name="P10">Una cadena (o una cadena de texto) es una serie de caracteres como "John Doe".</text:p>
      <text:p text:style-name="P10">Las cadenas se escriben entre comillas. Puede utilizar comillas simples o dobles:</text:p>
      <text:h text:style-name="P5" text:outline-level="3">Ejemplo</text:h>
      <text:p text:style-name="P14"><text:span text:style-name="T1">// Using double quotes:<text:line-break/></text:span><text:span text:style-name="T2">let</text:span> carName1 = <text:span text:style-name="T4">"Volvo XC60"</text:span>;<text:line-break/><text:line-break/><text:span text:style-name="T1">// Using single quotes:<text:line-break/></text:span><text:span text:style-name="T2">let</text:span> carName2 = <text:span text:style-name="T4">'Volvo XC60'</text:span>;</text:p>
      <text:p text:style-name="P10"><text:span text:style-name="T5"><text:s/></text:span></text:p>
      <text:p text:style-name="P10">Puedes usar comillas dentro de una cadena, siempre y cuando no coincidan con las comillas que rodean la cadena:</text:p>
      <text:h text:style-name="P5" text:outline-level="3">Ejemplo</text:h>
      <text:p text:style-name="P14"><text:span text:style-name="T1">// Single quote inside double quotes:<text:line-break/></text:span><text:span text:style-name="T2">let</text:span> answer1 = <text:span text:style-name="T4">"It's alright"</text:span>;<text:line-break/><text:line-break/><text:span text:style-name="T1">// Single quotes inside double quotes:<text:line-break/></text:span><text:span text:style-name="T2">let</text:span> answer2 = <text:span text:style-name="T4">"He is called 'Johnny'"</text:span>;<text:line-break/><text:line-break/><text:span text:style-name="T1">// Double quotes inside single quotes:<text:line-break/></text:span><text:span text:style-name="T2">let</text:span> answer3 = <text:span text:style-name="T4">'He is called "Johnny"'</text:span>;</text:p>
      <text:p text:style-name="P10"><text:span text:style-name="T5"><text:s/></text:span></text:p>
      <text:p text:style-name="P10"><text:span text:style-name="T5">Aprenderá más sobre </text:span><text:a xlink:type="simple" xlink:href="https://www.w3schools.com/js/js_strings.asp" text:style-name="Internet_20_link" text:visited-style-name="Visited_20_Internet_20_Link"><text:span text:style-name="T7">las cadenas</text:span></text:a><text:span text:style-name="T5"> más adelante </text:span></text:p>
      <text:p text:style-name="Horizontal_20_Line"/>
      <text:h text:style-name="P2" text:outline-level="2"><text:soft-page-break/>Números de JavaScript</text:h>
      <text:p text:style-name="P10">Todos los números de JavaScript se almacenan como números decimales (punto flotante).</text:p>
      <text:p text:style-name="P10">Los números se pueden escribir con o sin decimales:</text:p>
      <text:h text:style-name="P5" text:outline-level="3">Ejemplo</text:h>
      <text:p text:style-name="P14"><text:span text:style-name="T1">// With decimals:<text:line-break/></text:span><text:span text:style-name="T2">let</text:span> x1 = <text:span text:style-name="T3">34.00</text:span>;<text:line-break/><text:line-break/><text:span text:style-name="T1">// Without decimals:<text:line-break/></text:span><text:span text:style-name="T2">let</text:span> x2 = <text:span text:style-name="T3">34</text:span>;</text:p>
      <text:p text:style-name="P9"><text:span text:style-name="T5"><text:s/></text:span></text:p>
      <text:p text:style-name="Horizontal_20_Line"/>
      <text:h text:style-name="P2" text:outline-level="2">Notación exponencial</text:h>
      <text:p text:style-name="P10">Los números extra grandes o extra pequeños se pueden escribir con notación científica (exponencial):</text:p>
      <text:h text:style-name="P5" text:outline-level="3">Ejemplo</text:h>
      <text:p text:style-name="P14"><text:span text:style-name="T2">let</text:span> y = <text:span text:style-name="T3">123e5</text:span>;    <text:span text:style-name="T1">// 12300000<text:line-break/></text:span><text:span text:style-name="T2">let</text:span> z = <text:span text:style-name="T3">123e-5</text:span>;   <text:span text:style-name="T1">// 0.00123</text:span></text:p>
      <text:p text:style-name="P9"><text:a xlink:type="simple" xlink:href="https://www.w3schools.com/js/tryit.asp?filename=tryjs_datatypes_numbers_large" office:target-frame-name="_blank" xlink:show="new" text:style-name="Internet_20_link" text:visited-style-name="Visited_20_Internet_20_Link"><text:span text:style-name="T5"/></text:a></text:p>
      <text:p text:style-name="Horizontal_20_Line"/>
      <text:h text:style-name="P3" text:outline-level="2">Nota</text:h>
      <text:p text:style-name="P12">La mayoría de los lenguajes de programación tienen muchos tipos de números:</text:p>
      <text:p text:style-name="P12">Números enteros (enteros):<text:line-break/>byte (8 bits), <text:span text:style-name="T8">short</text:span> (16 bits), int (32 bits), <text:span text:style-name="T8">long</text:span> (64 bits)</text:p>
      <text:p text:style-name="P12">Números reales (punto flotante):<text:line-break/><text:span text:style-name="T8">float</text:span> (32 bits), do<text:span text:style-name="T8">u</text:span>ble (64 bits).</text:p>
      <text:p text:style-name="P12">Los números de Javascript son siempre de un tipo:<text:line-break/><text:span text:style-name="T8">double</text:span> (coma flotante de 64 bits).</text:p>
      <text:p text:style-name="P10"><text:span text:style-name="T5">Aprenderá más sobre </text:span><text:a xlink:type="simple" xlink:href="https://www.w3schools.com/js/js_numbers.asp" text:style-name="Internet_20_link" text:visited-style-name="Visited_20_Internet_20_Link"><text:span text:style-name="T7">los números</text:span></text:a><text:span text:style-name="T5"> más adelante .</text:span></text:p>
      <text:p text:style-name="Horizontal_20_Line"/>
      <text:h text:style-name="P2" text:outline-level="2">JavaScript BigInt</text:h>
      <text:p text:style-name="P11"/>
      <text:p text:style-name="P10">Todos los números de JavaScript se almacenan en un formato de punto flotante de 64 bits.</text:p>
      <text:p text:style-name="P10"><text:soft-page-break/>JavaScript BigInt es un nuevo tipo de datos ( <text:a xlink:type="simple" xlink:href="https://www.w3schools.com/js/js_2020.asp" text:style-name="Internet_20_link" text:visited-style-name="Visited_20_Internet_20_Link"><text:span text:style-name="T6">ES2020</text:span></text:a> ) que se puede utilizar para almacenar valores enteros que son demasiado grandes para ser representados por un número de JavaScript normal.</text:p>
      <text:h text:style-name="P5" text:outline-level="3">Ejemplo</text:h>
      <text:p text:style-name="P14"><text:span text:style-name="T2">let</text:span> x = BigInt(<text:span text:style-name="T4">"123456789012345678901234567890"</text:span>);</text:p>
      <text:p text:style-name="P10"><text:span text:style-name="T5"><text:s/></text:span></text:p>
      <text:p text:style-name="P10"><text:span text:style-name="T5">Aprenderá más sobre </text:span><text:a xlink:type="simple" xlink:href="https://www.w3schools.com/js/js_bigint.asp" text:style-name="Internet_20_link" text:visited-style-name="Visited_20_Internet_20_Link"><text:span text:style-name="T7">BigInt</text:span></text:a><text:span text:style-name="T5"> más adelante </text:span></text:p>
      <text:p text:style-name="Horizontal_20_Line"/>
      <text:h text:style-name="P2" text:outline-level="2">Booleanos de JavaScript</text:h>
      <text:p text:style-name="P10">Los booleanos sólo pueden tener dos valores: <text:span text:style-name="Source_20_Text"><text:span text:style-name="T5">true </text:span></text:span>o <text:span text:style-name="Source_20_Text"><text:span text:style-name="T5">false</text:span></text:span>.</text:p>
      <text:h text:style-name="P5" text:outline-level="3">Ejemplo</text:h>
      <text:p text:style-name="P14"><text:span text:style-name="T2">let</text:span> x = <text:span text:style-name="T3">5</text:span>;<text:line-break/><text:span text:style-name="T2">let</text:span> y = <text:span text:style-name="T3">5</text:span>;<text:line-break/><text:span text:style-name="T2">let</text:span> z = <text:span text:style-name="T3">6</text:span>;<text:line-break/>(x == y)       <text:span text:style-name="T1">// Returns true<text:line-break/></text:span>(x == z)       <text:span text:style-name="T1">// Returns false</text:span></text:p>
      <text:p text:style-name="P10"><text:span text:style-name="T5"><text:s/></text:span></text:p>
      <text:p text:style-name="P10">Los booleanos se utilizan a menudo en pruebas condicionales.</text:p>
      <text:p text:style-name="P10"><text:span text:style-name="T5">Aprenderá más sobre los </text:span><text:a xlink:type="simple" xlink:href="https://www.w3schools.com/js/js_booleans.asp" text:style-name="Internet_20_link" text:visited-style-name="Visited_20_Internet_20_Link"><text:span text:style-name="T7">valores booleanos</text:span></text:a><text:span text:style-name="T5"> más adelante </text:span></text:p>
      <text:p text:style-name="Horizontal_20_Line"/>
      <text:h text:style-name="P2" text:outline-level="2"><text:span text:style-name="T8">Arrays</text:span> de JavaScript</text:h>
      <text:p text:style-name="P10">L<text:span text:style-name="T8">os arrays</text:span> de JavaScript se escriben entre corchetes.</text:p>
      <text:p text:style-name="P10">Los elementos de<text:span text:style-name="T8">l array </text:span>están separados por comas.</text:p>
      <text:p text:style-name="P10">El siguiente código declara (crea) una matriz llamada <text:span text:style-name="Source_20_Text"><text:span text:style-name="T5">cars</text:span></text:span>, que contiene tres elementos (nombres de automóviles):</text:p>
      <text:h text:style-name="P5" text:outline-level="3">Ejemplo</text:h>
      <text:p text:style-name="P14"><text:span text:style-name="T2">const</text:span> cars = [<text:span text:style-name="T4">"Saab"</text:span>, <text:span text:style-name="T4">"Volvo"</text:span>, <text:span text:style-name="T4">"BMW"</text:span>];</text:p>
      <text:p text:style-name="P10"><text:span text:style-name="T5"><text:s/></text:span></text:p>
      <text:p text:style-name="P10">Los índices d<text:span text:style-name="T8">el array</text:span> <text:span text:style-name="T8">empiezan en </text:span>cero, lo que significa que el primer elemento es [0], el segundo es [1], y así sucesivamente.</text:p>
      <text:p text:style-name="P10"><text:span text:style-name="T5">Aprenderá más sobre </text:span><text:span text:style-name="T9">los arrays</text:span><text:span text:style-name="T5"> más adelante </text:span></text:p>
      <text:p text:style-name="Horizontal_20_Line"/>
      <text:h text:style-name="P2" text:outline-level="2"><text:soft-page-break/>Objetos JavaScript</text:h>
      <text:p text:style-name="P10">Los objetos JavaScript se escriben con llaves <text:span text:style-name="Source_20_Text"><text:span text:style-name="T5">{}</text:span></text:span>.</text:p>
      <text:p text:style-name="P10">Las propiedades del objeto se escriben como pares nombre:valor, separados por comas.</text:p>
      <text:h text:style-name="P5" text:outline-level="3">Ejemplo</text:h>
      <text:p text:style-name="P14"><text:span text:style-name="T2">const</text:span> person = {firstName:<text:span text:style-name="T4">"John"</text:span>, lastName:<text:span text:style-name="T4">"Doe"</text:span>, age:<text:span text:style-name="T3">50</text:span>, eyeColor:<text:span text:style-name="T4">"blue"</text:span>};</text:p>
      <text:p text:style-name="P10"><text:span text:style-name="T5"><text:s/></text:span></text:p>
      <text:p text:style-name="P10">El objeto (persona) en el ejemplo anterior tiene 4 propiedades: nombre, apellido, edad y color de ojos.</text:p>
      <text:p text:style-name="P12">Aprenderá más sobre los objetos más adelante </text:p>
      <text:p text:style-name="Horizontal_20_Line"/>
      <text:h text:style-name="P2" text:outline-level="2">El operador <text:span text:style-name="T8">typeof</text:span></text:h>
      <text:p text:style-name="P10">Puede utilizar el operador <text:span text:style-name="Source_20_Text"><text:span text:style-name="T5">typeof</text:span></text:span> de JavaScript para encontrar el tipo de una variable de JavaScript.</text:p>
      <text:p text:style-name="P10">El operador <text:span text:style-name="Source_20_Text"><text:span text:style-name="T5">typeof</text:span></text:span> devuelve el tipo de variable o expresión:</text:p>
      <text:h text:style-name="P5" text:outline-level="3">Ejemplo</text:h>
      <text:p text:style-name="P14"><text:span text:style-name="T2">typeof</text:span> <text:span text:style-name="T4">""</text:span>             <text:span text:style-name="T1">// Returns "string"<text:line-break/></text:span><text:span text:style-name="T2">typeof</text:span> <text:span text:style-name="T4">"John"</text:span>         <text:span text:style-name="T1">// Returns "string"<text:line-break/></text:span><text:span text:style-name="T2">typeof</text:span> <text:span text:style-name="T4">"John Doe"</text:span>     <text:span text:style-name="T1">// Returns "string"</text:span></text:p>
      <text:p text:style-name="P10"><text:span text:style-name="T5"><text:s/></text:span></text:p>
      <text:h text:style-name="P5" text:outline-level="3">Ejemplo</text:h>
      <text:p text:style-name="P14"><text:span text:style-name="T2">typeof</text:span> <text:span text:style-name="T3">0</text:span>              <text:span text:style-name="T1">// Returns "number"<text:line-break/></text:span><text:span text:style-name="T2">typeof</text:span> <text:span text:style-name="T3">314</text:span>            <text:span text:style-name="T1">// Returns "number"<text:line-break/></text:span><text:span text:style-name="T2">typeof</text:span> <text:span text:style-name="T3">3.14</text:span>           <text:span text:style-name="T1">// Returns "number"<text:line-break/></text:span><text:span text:style-name="T2">typeof</text:span> (<text:span text:style-name="T3">3</text:span>)            <text:span text:style-name="T1">// Returns "number"<text:line-break/></text:span><text:span text:style-name="T2">typeof</text:span> (<text:span text:style-name="T3">3</text:span> + <text:span text:style-name="T3">4</text:span>)        <text:span text:style-name="T1">// Returns "number"</text:span></text:p>
      <text:p text:style-name="P10"><text:span text:style-name="T5"><text:s/></text:span></text:p>
      <text:p text:style-name="P12">Aprenderá más sobre typeof más adelante </text:p>
      <text:p text:style-name="Horizontal_20_Line"/>
      <text:h text:style-name="P2" text:outline-level="2">Undefined</text:h>
      <text:p text:style-name="P10">En JavaScript, una variable sin valor tiene el valor <text:span text:style-name="Source_20_Text"><text:span text:style-name="T5">undefined</text:span></text:span>. El tipo también lo es <text:span text:style-name="Source_20_Text"><text:span text:style-name="T5">undefined</text:span></text:span>.</text:p>
      <text:h text:style-name="P5" text:outline-level="3">Ejemplo</text:h>
      <text:p text:style-name="P14"><text:span text:style-name="T2">let</text:span> car;    <text:span text:style-name="T1">// Value is undefined, type is undefined</text:span></text:p>
      <text:p text:style-name="P10"><text:soft-page-break/><text:span text:style-name="T5"><text:s text:c="2"/></text:span></text:p>
      <text:p text:style-name="P10">Cualquier variable <text:span text:style-name="T8">puede estar vacía</text:span> estableciendo el valor <text:span text:style-name="T8">a</text:span> <text:span text:style-name="Source_20_Text"><text:span text:style-name="T5">undefined</text:span></text:span>. El tipo también será <text:span text:style-name="Source_20_Text"><text:span text:style-name="T5">undefined</text:span></text:span>.</text:p>
      <text:h text:style-name="P5" text:outline-level="3">Ejemplo</text:h>
      <text:p text:style-name="P14">car = undefined;    <text:span text:style-name="T1">// Value is undefined, type is undefined</text:span></text:p>
      <text:p text:style-name="P9"><text:span text:style-name="T5"><text:s/></text:span></text:p>
      <text:p text:style-name="Horizontal_20_Line"/>
      <text:h text:style-name="P2" text:outline-level="2">Valores vacíos</text:h>
      <text:p text:style-name="P10">Un valor vacío no tiene nada que ver con <text:span text:style-name="Source_20_Text"><text:span text:style-name="T5">undefined</text:span></text:span>.</text:p>
      <text:p text:style-name="P10">Una cadena vacía tiene tanto un valor legal como un tipo.</text:p>
      <text:h text:style-name="P5" text:outline-level="3">Ejemplo</text:h>
      <text:p text:style-name="P14"><text:span text:style-name="T2">let</text:span> car = <text:span text:style-name="T4">""</text:span>;    <text:span text:style-name="T1">// The value is "", the typeof is "string"</text:span></text:p>
      <text:p text:style-name="P9"><text:span text:style-name="T5"><text:s/></text:span></text:p>
      <text:p text:style-name="Horizontal_20_Line"/>
      <text:h text:style-name="P2" text:outline-level="2"><text:span text:style-name="T5">Ejercicio:</text:span></text:h>
      <text:p text:style-name="P13">Utilice comentarios para describir el tipo de datos correcto de las siguientes variables:</text:p>
      <text:p text:style-name="P8">let length <text:s/>= 16; //<draw:control text:anchor-type="as-char" draw:z-index="0" draw:name="Forma1" draw:style-name="gr1" draw:text-style-name="P16" svg:width="1.694cm" svg:height="0.662cm" draw:control="control1"/></text:p>
      <text:p text:style-name="P6">let apellido = "Johnson"; //<draw:control text:anchor-type="as-char" draw:z-index="1" draw:name="Forma2" draw:style-name="gr1" draw:text-style-name="P16" svg:width="1.694cm" svg:height="0.662cm" draw:control="control2"/></text:p>
      <text:p text:style-name="P6"><text:span text:style-name="T8">const</text:span> x = {</text:p>
      <text:p text:style-name="P6"><text:s text:c="2"/>nombre: "Juan",</text:p>
      <text:p text:style-name="P6"><text:s text:c="2"/>apellido: "Doe"</text:p>
      <text:p text:style-name="P7"><text:line-break/>}; //<draw:control text:anchor-type="as-char" draw:z-index="2" draw:name="Forma3" draw:style-name="gr1" draw:text-style-name="P16" svg:width="1.694cm" svg:height="0.662cm" draw:control="control3"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16:30:16.767000000</meta:creation-date>
    <dc:date>2024-03-14T16:40:10.656000000</dc:date>
    <meta:editing-duration>PT9M54S</meta:editing-duration>
    <meta:editing-cycles>1</meta:editing-cycles>
    <meta:document-statistic meta:table-count="0" meta:image-count="0" meta:object-count="0" meta:page-count="7" meta:paragraph-count="134" meta:word-count="1017" meta:character-count="6131" meta:non-whitespace-character-count="5076"/>
    <meta:generator>LibreOffice/7.6.0.3$Windows_X86_64 LibreOffice_project/69edd8b8ebc41d00b4de3915dc82f8f0fc3b6265</meta:generator>
  </office:meta>
</office:document-meta>
</file>